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fo:min-height="0.6cm"/>
    </style:style>
    <style:style style:name="gr5" style:family="graphic" style:parent-style-name="Objekt_20_ohne_20_Füllung_20_und_20_Linie">
      <style:graphic-properties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1.6cm" svg:height="1.6cm" svg:x="3.601cm" svg:y="2.801cm">
          <text:p text:style-name="P1">N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6cm" svg:height="1.6cm" svg:x="2.4cm" svg:y="5.2cm">
          <text:p text:style-name="P1">N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6cm" svg:height="1.6cm" svg:x="4.6cm" svg:y="5.2cm">
          <text:p text:style-name="P1">N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4.967cm" svg:y1="4.167cm" svg:x2="5.4cm" svg:y2="5.2cm" draw:start-shape="id1" draw:start-glue-point="9" draw:end-shape="id2" draw:end-glue-point="4" svg:d="M4967 4167l433 1033" svg:viewBox="0 0 434 1034">
          <text:p text:style-name="P1"><text:span text:style-name="T2"><text:s text:c="3"/></text:span><text:span text:style-name="T2">3</text:span></text:p>
        </draw:connector>
        <draw:connector draw:style-name="gr2" draw:text-style-name="P2" draw:layer="layout" draw:type="line" svg:x1="3.835cm" svg:y1="4.167cm" svg:x2="3.2cm" svg:y2="5.2cm" draw:start-shape="id1" draw:start-glue-point="7" draw:end-shape="id3" draw:end-glue-point="4" svg:d="M3835 4167l-635 1033" svg:viewBox="0 0 636 1034">
          <text:p text:style-name="P1"><text:span text:style-name="T2">1 <text:s text:c="2"/></text:span></text:p>
        </draw:connector>
        <draw:connector draw:style-name="gr2" draw:text-style-name="P2" draw:layer="layout" draw:type="line" svg:x1="4cm" svg:y1="6cm" svg:x2="4.6cm" svg:y2="6cm" draw:start-shape="id3" draw:start-glue-point="10" draw:end-shape="id2" draw:end-glue-point="6" svg:d="M4000 6000h600" svg:viewBox="0 0 601 1">
          <text:p text:style-name="P1"><text:span text:style-name="T2">1</text:span></text:p>
          <text:p text:style-name="P1"><text:span text:style-name="T2"/></text:p>
        </draw:connector>
        <draw:custom-shape draw:style-name="gr3" draw:text-style-name="P1" draw:layer="layout" svg:width="4cm" svg:height="7cm" svg:x="2.3cm" svg:y="2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cm" svg:height="1.6cm" svg:x="3.6cm" svg:y="7.3cm">
          <text:p text:style-name="P1">N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4cm" svg:y1="6.8cm" svg:x2="5.2cm" svg:y2="8.1cm" draw:start-shape="id2" draw:start-glue-point="8" draw:end-shape="id4" draw:end-glue-point="10" svg:d="M5400 6800l-200 1300" svg:viewBox="0 0 201 1301">
          <text:p text:style-name="P1"><text:span text:style-name="T2"><text:s text:c="3"/></text:span><text:span text:style-name="T2">2</text:span></text:p>
        </draw:connector>
        <draw:connector draw:style-name="gr2" draw:text-style-name="P2" draw:layer="layout" draw:type="line" svg:x1="3.2cm" svg:y1="6.8cm" svg:x2="3.6cm" svg:y2="8.1cm" draw:start-shape="id3" draw:start-glue-point="8" draw:end-shape="id4" draw:end-glue-point="6" svg:d="M3200 6800l400 1300" svg:viewBox="0 0 401 1301">
          <text:p text:style-name="P1"><text:span text:style-name="T2">2 <text:s text:c="2"/></text:span></text:p>
        </draw:connector>
        <draw:custom-shape draw:style-name="gr3" draw:text-style-name="P1" draw:layer="layout" svg:width="3.9cm" svg:height="7cm" svg:x="8.3cm" svg:y="2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4.9cm" svg:height="0.962cm" svg:x="2.2cm" svg:y="1.938cm">
          <draw:text-box>
            <text:p>Topologie</text:p>
          </draw:text-box>
        </draw:frame>
        <draw:frame draw:style-name="gr4" draw:layer="layout" svg:width="4.9cm" svg:height="0.962cm" svg:x="8.2cm" svg:y="1.9cm">
          <draw:text-box>
            <text:p>Baum B</text:p>
          </draw:text-box>
        </draw:frame>
        <draw:custom-shape draw:style-name="gr1" draw:text-style-name="P1" xml:id="id5" draw:id="id5" draw:layer="layout" svg:width="1.6cm" svg:height="1.6cm" svg:x="9.501cm" svg:y="2.701cm">
          <text:p text:style-name="P1">N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6cm" svg:height="1.6cm" svg:x="8.3cm" svg:y="5.1cm">
          <text:p text:style-name="P1">N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6cm" svg:height="1.6cm" svg:x="10.5cm" svg:y="5.1cm">
          <text:p text:style-name="P1">N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735cm" svg:y1="4.067cm" svg:x2="9.1cm" svg:y2="5.1cm" draw:start-shape="id5" draw:start-glue-point="7" draw:end-shape="id6" draw:end-glue-point="4" svg:d="M9735 4067l-635 1033" svg:viewBox="0 0 636 1034">
          <text:p text:style-name="P1"><text:span text:style-name="T2">1 <text:s text:c="2"/></text:span></text:p>
        </draw:connector>
        <draw:connector draw:style-name="gr2" draw:text-style-name="P2" draw:layer="layout" draw:type="line" svg:x1="9.9cm" svg:y1="5.9cm" svg:x2="10.5cm" svg:y2="5.9cm" draw:start-shape="id6" draw:start-glue-point="10" draw:end-shape="id7" draw:end-glue-point="6" svg:d="M9900 5900h600" svg:viewBox="0 0 601 1">
          <text:p text:style-name="P1"><text:span text:style-name="T2">1</text:span></text:p>
          <text:p text:style-name="P1"><text:span text:style-name="T2"/></text:p>
        </draw:connector>
        <draw:custom-shape draw:style-name="gr1" draw:text-style-name="P1" xml:id="id8" draw:id="id8" draw:layer="layout" svg:width="1.6cm" svg:height="1.6cm" svg:x="9.5cm" svg:y="7.2cm">
          <text:p text:style-name="P1">N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1cm" svg:y1="6.7cm" svg:x2="9.5cm" svg:y2="8cm" draw:start-shape="id6" draw:start-glue-point="8" draw:end-shape="id8" draw:end-glue-point="6" svg:d="M9100 6700l400 1300" svg:viewBox="0 0 401 1301">
          <text:p text:style-name="P1"><text:span text:style-name="T2">2 <text:s text:c="2"/></text:span></text:p>
        </draw:connector>
        <draw:frame draw:style-name="gr5" draw:text-style-name="P1" draw:layer="layout" svg:width="1.984cm" svg:height="0.992cm" svg:x="6.6cm" svg:y="5.50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</meta:initial-creator>
    <meta:creation-date>2015-12-04T15:42:40.784158344</meta:creation-date>
    <dc:date>2016-01-17T10:08:15.981401607</dc:date>
    <dc:creator>peter </dc:creator>
    <meta:editing-duration>PT9M1S</meta:editing-duration>
    <meta:editing-cycles>4</meta:editing-cycles>
    <meta:generator>LibreOffice/4.2.8.2$Linux_x86 LibreOffice_project/420m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tyle mathsize="40pt">
      <mo stretchy="false">⇒</mo>
    </mstyle>
    <annotation encoding="StarMath 5.0">size 40 {  drarrow}
</annotation>
  </semantics>
</math>
</file>